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3b-3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et_name</text:p>
          </table:table-cell>
          <table:table-cell table:style-name="Default" office:value-type="string" calcext:value-type="string">
            <text:p>sdr</text:p>
          </table:table-cell>
          <table:table-cell table:style-name="Default" office:value-type="string" calcext:value-type="string">
            <text:p>sir</text:p>
          </table:table-cell>
          <table:table-cell table:style-name="Default" office:value-type="string" calcext:value-type="string">
            <text:p>isr</text:p>
          </table:table-cell>
          <table:table-cell table:style-name="Default" office:value-type="string" calcext:value-type="string">
            <text:p>sar</text:p>
          </table:table-cell>
          <table:table-cell table:style-name="Default" office:value-type="string" calcext:value-type="string">
            <text:p>baseline_sdr</text:p>
          </table:table-cell>
          <table:table-cell table:style-name="Default" office:value-type="string" calcext:value-type="string">
            <text:p>baseline_sir</text:p>
          </table:table-cell>
          <table:table-cell table:style-name="Default" office:value-type="string" calcext:value-type="string">
            <text:p>baseline_isr</text:p>
          </table:table-cell>
          <table:table-cell table:style-name="Default" office:value-type="string" calcext:value-type="string">
            <text:p>baseline_s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sj0_train</text:p>
          </table:table-cell>
          <table:table-cell office:value-type="float" office:value="5.72422179357163" calcext:value-type="float">
            <text:p>5.72</text:p>
          </table:table-cell>
          <table:table-cell office:value-type="float" office:value="10.7415444708055" calcext:value-type="float">
            <text:p>10.74</text:p>
          </table:table-cell>
          <table:table-cell office:value-type="float" office:value="12.9045511829665" calcext:value-type="float">
            <text:p>12.90</text:p>
          </table:table-cell>
          <table:table-cell office:value-type="float" office:value="6.45744696865797" calcext:value-type="float">
            <text:p>6.46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sj0_evaluation</text:p>
          </table:table-cell>
          <table:table-cell office:value-type="float" office:value="2.28311849282014" calcext:value-type="float">
            <text:p>2.28</text:p>
          </table:table-cell>
          <table:table-cell office:value-type="float" office:value="6.65818356358235" calcext:value-type="float">
            <text:p>6.66</text:p>
          </table:table-cell>
          <table:table-cell office:value-type="float" office:value="9.0358331896096" calcext:value-type="float">
            <text:p>9.04</text:p>
          </table:table-cell>
          <table:table-cell office:value-type="float" office:value="4.3029426708724" calcext:value-type="float">
            <text:p>4.30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imit_train</text:p>
          </table:table-cell>
          <table:table-cell office:value-type="float" office:value="3.89304931316969" calcext:value-type="float">
            <text:p>3.89</text:p>
          </table:table-cell>
          <table:table-cell office:value-type="float" office:value="7.9568980905862" calcext:value-type="float">
            <text:p>7.96</text:p>
          </table:table-cell>
          <table:table-cell office:value-type="float" office:value="10.3434567946549" calcext:value-type="float">
            <text:p>10.34</text:p>
          </table:table-cell>
          <table:table-cell office:value-type="float" office:value="6.06769550502302" calcext:value-type="float">
            <text:p>6.07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imit_evaluation</text:p>
          </table:table-cell>
          <table:table-cell office:value-type="float" office:value="3.90350461770236" calcext:value-type="float">
            <text:p>3.90</text:p>
          </table:table-cell>
          <table:table-cell office:value-type="float" office:value="8.01098789600608" calcext:value-type="float">
            <text:p>8.01</text:p>
          </table:table-cell>
          <table:table-cell office:value-type="float" office:value="10.2094519684064" calcext:value-type="float">
            <text:p>10.21</text:p>
          </table:table-cell>
          <table:table-cell office:value-type="float" office:value="6.42649083011567" calcext:value-type="float">
            <text:p>6.43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edlium_train</text:p>
          </table:table-cell>
          <table:table-cell office:value-type="float" office:value="1.23976675007785" calcext:value-type="float">
            <text:p>1.24</text:p>
          </table:table-cell>
          <table:table-cell office:value-type="float" office:value="3.36149145526628" calcext:value-type="float">
            <text:p>3.36</text:p>
          </table:table-cell>
          <table:table-cell office:value-type="float" office:value="8.37546505501922" calcext:value-type="float">
            <text:p>8.38</text:p>
          </table:table-cell>
          <table:table-cell office:value-type="float" office:value="3.49436118668761" calcext:value-type="float">
            <text:p>3.49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edlium_evaluation</text:p>
          </table:table-cell>
          <table:table-cell office:value-type="float" office:value="1.10257263610569" calcext:value-type="float">
            <text:p>1.10</text:p>
          </table:table-cell>
          <table:table-cell office:value-type="float" office:value="3.25450327700722" calcext:value-type="float">
            <text:p>3.25</text:p>
          </table:table-cell>
          <table:table-cell office:value-type="float" office:value="7.82134751190894" calcext:value-type="float">
            <text:p>7.82</text:p>
          </table:table-cell>
          <table:table-cell office:value-type="float" office:value="3.34552442457094" calcext:value-type="float">
            <text:p>3.35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wsj0_train</text:p>
          </table:table-cell>
          <table:table-cell office:value-type="float" office:value="0.730137076139399" calcext:value-type="float">
            <text:p>0.73</text:p>
          </table:table-cell>
          <table:table-cell office:value-type="float" office:value="1.75383132198923" calcext:value-type="float">
            <text:p>1.75</text:p>
          </table:table-cell>
          <table:table-cell office:value-type="float" office:value="7.19858072890055" calcext:value-type="float">
            <text:p>7.20</text:p>
          </table:table-cell>
          <table:table-cell office:value-type="float" office:value="7.41500924498761" calcext:value-type="float">
            <text:p>7.42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wsj0_evaluation</text:p>
          </table:table-cell>
          <table:table-cell office:value-type="float" office:value="0.669055063546468" calcext:value-type="float">
            <text:p>0.67</text:p>
          </table:table-cell>
          <table:table-cell office:value-type="float" office:value="1.53001901763317" calcext:value-type="float">
            <text:p>1.53</text:p>
          </table:table-cell>
          <table:table-cell office:value-type="float" office:value="6.67117492311091" calcext:value-type="float">
            <text:p>6.67</text:p>
          </table:table-cell>
          <table:table-cell office:value-type="float" office:value="8.12183062255872" calcext:value-type="float">
            <text:p>8.12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timit_train</text:p>
          </table:table-cell>
          <table:table-cell office:value-type="float" office:value="0.544137141600921" calcext:value-type="float">
            <text:p>0.54</text:p>
          </table:table-cell>
          <table:table-cell office:value-type="float" office:value="1.64889899834502" calcext:value-type="float">
            <text:p>1.65</text:p>
          </table:table-cell>
          <table:table-cell office:value-type="float" office:value="6.48774731078194" calcext:value-type="float">
            <text:p>6.49</text:p>
          </table:table-cell>
          <table:table-cell office:value-type="float" office:value="8.6290857089826" calcext:value-type="float">
            <text:p>8.63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timit_evaluation</text:p>
          </table:table-cell>
          <table:table-cell office:value-type="float" office:value="0.750589467528071" calcext:value-type="float">
            <text:p>0.75</text:p>
          </table:table-cell>
          <table:table-cell office:value-type="float" office:value="1.44300984918767" calcext:value-type="float">
            <text:p>1.44</text:p>
          </table:table-cell>
          <table:table-cell office:value-type="float" office:value="6.39073249963368" calcext:value-type="float">
            <text:p>6.39</text:p>
          </table:table-cell>
          <table:table-cell office:value-type="float" office:value="8.90105974627114" calcext:value-type="float">
            <text:p>8.90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tedlium_train</text:p>
          </table:table-cell>
          <table:table-cell office:value-type="float" office:value="0.563724379389957" calcext:value-type="float">
            <text:p>0.56</text:p>
          </table:table-cell>
          <table:table-cell office:value-type="float" office:value="0.369917670733958" calcext:value-type="float">
            <text:p>0.37</text:p>
          </table:table-cell>
          <table:table-cell office:value-type="float" office:value="6.2765160349246" calcext:value-type="float">
            <text:p>6.28</text:p>
          </table:table-cell>
          <table:table-cell office:value-type="float" office:value="7.82852167664012" calcext:value-type="float">
            <text:p>7.83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tedlium_evaluation</text:p>
          </table:table-cell>
          <table:table-cell office:value-type="float" office:value="0.737517600746363" calcext:value-type="float">
            <text:p>0.74</text:p>
          </table:table-cell>
          <table:table-cell office:value-type="float" office:value="0.566250899975701" calcext:value-type="float">
            <text:p>0.57</text:p>
          </table:table-cell>
          <table:table-cell office:value-type="float" office:value="6.37426777474948" calcext:value-type="float">
            <text:p>6.37</text:p>
          </table:table-cell>
          <table:table-cell office:value-type="float" office:value="8.1145838979058" calcext:value-type="float">
            <text:p>8.11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wsj0_train</text:p>
          </table:table-cell>
          <table:table-cell office:value-type="float" office:value="4.33508541161596" calcext:value-type="float">
            <text:p>4.34</text:p>
          </table:table-cell>
          <table:table-cell office:value-type="float" office:value="8.31310551179229" calcext:value-type="float">
            <text:p>8.31</text:p>
          </table:table-cell>
          <table:table-cell office:value-type="float" office:value="11.2012368581334" calcext:value-type="float">
            <text:p>11.20</text:p>
          </table:table-cell>
          <table:table-cell office:value-type="float" office:value="5.32902796548348" calcext:value-type="float">
            <text:p>5.33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wsj0_evaluation</text:p>
          </table:table-cell>
          <table:table-cell office:value-type="float" office:value="1.49940336655878" calcext:value-type="float">
            <text:p>1.50</text:p>
          </table:table-cell>
          <table:table-cell office:value-type="float" office:value="4.88857464054474" calcext:value-type="float">
            <text:p>4.89</text:p>
          </table:table-cell>
          <table:table-cell office:value-type="float" office:value="8.12101537379408" calcext:value-type="float">
            <text:p>8.12</text:p>
          </table:table-cell>
          <table:table-cell office:value-type="float" office:value="3.80100665825531" calcext:value-type="float">
            <text:p>3.80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imit_train</text:p>
          </table:table-cell>
          <table:table-cell office:value-type="float" office:value="2.54227078449184" calcext:value-type="float">
            <text:p>2.54</text:p>
          </table:table-cell>
          <table:table-cell office:value-type="float" office:value="5.86284191621841" calcext:value-type="float">
            <text:p>5.86</text:p>
          </table:table-cell>
          <table:table-cell office:value-type="float" office:value="8.79686385913803" calcext:value-type="float">
            <text:p>8.80</text:p>
          </table:table-cell>
          <table:table-cell office:value-type="float" office:value="5.07716000775848" calcext:value-type="float">
            <text:p>5.08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imit_evaluation</text:p>
          </table:table-cell>
          <table:table-cell office:value-type="float" office:value="2.77229179184194" calcext:value-type="float">
            <text:p>2.77</text:p>
          </table:table-cell>
          <table:table-cell office:value-type="float" office:value="6.2557677546606" calcext:value-type="float">
            <text:p>6.26</text:p>
          </table:table-cell>
          <table:table-cell office:value-type="float" office:value="9.07831671278884" calcext:value-type="float">
            <text:p>9.08</text:p>
          </table:table-cell>
          <table:table-cell office:value-type="float" office:value="5.75846952962282" calcext:value-type="float">
            <text:p>5.76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edlium_train</text:p>
          </table:table-cell>
          <table:table-cell office:value-type="float" office:value="0.795669838047086" calcext:value-type="float">
            <text:p>0.80</text:p>
          </table:table-cell>
          <table:table-cell office:value-type="float" office:value="2.30526744459217" calcext:value-type="float">
            <text:p>2.31</text:p>
          </table:table-cell>
          <table:table-cell office:value-type="float" office:value="7.1981421753833" calcext:value-type="float">
            <text:p>7.20</text:p>
          </table:table-cell>
          <table:table-cell office:value-type="float" office:value="2.92029583197584" calcext:value-type="float">
            <text:p>2.92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edlium_evaluation</text:p>
          </table:table-cell>
          <table:table-cell office:value-type="float" office:value="0.97571592829051" calcext:value-type="float">
            <text:p>0.98</text:p>
          </table:table-cell>
          <table:table-cell office:value-type="float" office:value="2.32802472790825" calcext:value-type="float">
            <text:p>2.33</text:p>
          </table:table-cell>
          <table:table-cell office:value-type="float" office:value="6.87839605681443" calcext:value-type="float">
            <text:p>6.88</text:p>
          </table:table-cell>
          <table:table-cell office:value-type="float" office:value="2.79891150499004" calcext:value-type="float">
            <text:p>2.80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09:33:53.116923745</dc:date>
    <meta:editing-duration>PT2M5S</meta:editing-duration>
    <meta:editing-cycles>1</meta:editing-cycles>
    <meta:document-statistic meta:table-count="1" meta:cell-count="208" meta:object-count="0"/>
    <meta:generator>LibreOffice/6.2.5.2$Linux_X86_64 LibreOffice_project/20$Build-2</meta:generator>
  </office:meta>
</office:document-meta>
</file>